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c164" officeooo:paragraph-rsid="0020c164"/>
    </style:style>
    <style:style style:name="P2" style:family="paragraph" style:parent-style-name="Standard" style:list-style-name="L1">
      <style:text-properties officeooo:rsid="001d16e5" officeooo:paragraph-rsid="001d16e5"/>
    </style:style>
    <style:style style:name="P3" style:family="paragraph" style:parent-style-name="Standard" style:list-style-name="L1">
      <style:text-properties officeooo:rsid="001e3ca1" officeooo:paragraph-rsid="001e3ca1"/>
    </style:style>
    <style:style style:name="P4" style:family="paragraph" style:parent-style-name="Standard" style:list-style-name="L1">
      <style:text-properties officeooo:rsid="001f234a" officeooo:paragraph-rsid="001f234a"/>
    </style:style>
    <style:style style:name="P5" style:family="paragraph" style:parent-style-name="Standard" style:list-style-name="L1">
      <style:text-properties officeooo:rsid="0020c164" officeooo:paragraph-rsid="0020c164"/>
    </style:style>
    <style:style style:name="P6" style:family="paragraph" style:parent-style-name="Standard" style:list-style-name="L1">
      <style:text-properties officeooo:rsid="00223ec6" officeooo:paragraph-rsid="00223ec6"/>
    </style:style>
    <style:style style:name="T1" style:family="text">
      <style:text-properties officeooo:rsid="001e8265"/>
    </style:style>
    <style:style style:name="T2" style:family="text">
      <style:text-properties officeooo:rsid="0020c164"/>
    </style:style>
    <style:style style:name="T3" style:family="text">
      <style:text-properties officeooo:rsid="002476f8"/>
    </style:style>
    <style:style style:name="T4" style:family="text">
      <style:text-properties officeooo:rsid="002593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s of users I need to attract:</text:p>
      <text:list xml:id="list154037077089716758" text:style-name="L1">
        <text:list-item>
          <text:p text:style-name="P2">yik yak <text:span text:style-name="T2">users</text:span></text:p>
          <text:list>
            <text:list-item>
              <text:p text:style-name="P2">70%-85% of people who use this app don't have something that they're really interested in, or a passion, they just seem to be doing what the people in their life have told them to </text:p>
            </text:list-item>
            <text:list-item>
              <text:p text:style-name="P2">many people are lonely</text:p>
            </text:list-item>
            <text:list-item>
              <text:p text:style-name="P2">a good amount want to have arguments, either for building of understanding or as an emotional outlet</text:p>
            </text:list-item>
            <text:list-item>
              <text:p text:style-name="P3">I think these people will be easy to convince to try the app once they start hearing about it</text:p>
            </text:list-item>
          </text:list>
        </text:list-item>
        <text:list-item>
          <text:p text:style-name="P3">reddit <text:span text:style-name="T2">users</text:span></text:p>
          <text:list>
            <text:list-item>
              <text:p text:style-name="P3">a lot these users might be harder to make committed users of <text:span text:style-name="T4">the</text:span> app until there's a solid amount of <text:span text:style-name="T1">quality </text:span>content</text:p>
            </text:list-item>
          </text:list>
        </text:list-item>
        <text:list-item>
          <text:p text:style-name="P4">facebook <text:span text:style-name="T2">users</text:span></text:p>
          <text:list>
            <text:list-item>
              <text:p text:style-name="P4"/>
            </text:list-item>
          </text:list>
        </text:list-item>
        <text:list-item>
          <text:p text:style-name="P4">twitter <text:span text:style-name="T2">users</text:span></text:p>
          <text:list>
            <text:list-item>
              <text:p text:style-name="P4">my app is really similar to twitter, the main difference is it is by location</text:p>
            </text:list-item>
          </text:list>
        </text:list-item>
        <text:list-item>
          <text:p text:style-name="P5">activism clubs</text:p>
          <text:list>
            <text:list-item>
              <text:p text:style-name="P5">can be used for planning and organizing</text:p>
            </text:list-item>
            <text:list-item>
              <text:p text:style-name="P5">finding other actions going on related to certain things</text:p>
            </text:list-item>
            <text:list-item>
              <text:p text:style-name="P6">group discussion</text:p>
            </text:list-item>
          </text:list>
        </text:list-item>
        <text:list-item>
          <text:p text:style-name="P6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0:40:59.006293748</meta:creation-date>
    <dc:date>2016-09-03T11:11:15.593056629</dc:date>
    <meta:editing-duration>PT18M52S</meta:editing-duration>
    <meta:editing-cycles>9</meta:editing-cycles>
    <meta:generator>LibreOffice/4.3.3.2$Linux_X86_64 LibreOffice_project/430m0$Build-2</meta:generator>
    <meta:document-statistic meta:table-count="0" meta:image-count="0" meta:object-count="0" meta:page-count="1" meta:paragraph-count="17" meta:word-count="163" meta:character-count="815" meta:non-whitespace-character-count="682"/>
  </office:meta>
</office:document-meta>
</file>